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0">00.00.0000</text:date>, <text:time style:data-style-name="N2" text:time-value="05:02:48.07976557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63" meta:object-count="0"/>
    <meta:user-defined meta:name="URL">https://github.com/lortordermur/sfcalcsheet</meta:user-defined>
  </office:meta>
</office:document-meta>
</file>